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size="10pt" style:font-size-asian="10pt" style:font-size-complex="10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10"/>
    <style:style style:name="P12" style:family="paragraph" style:parent-style-name="Standard" style:list-style-name="L12"/>
    <style:style style:name="T1" style:family="text">
      <style:text-properties style:font-name="Comic Sans MS"/>
    </style:style>
    <style:style style:name="T2" style:family="text">
      <style:text-properties style:font-name="Comic Sans MS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style:font-name="Comic Sans MS" fo:font-size="10pt" style:font-size-asian="10pt" style:font-size-complex="10pt"/>
    </style:style>
    <style:style style:name="T4" style:family="text">
      <style:text-properties style:font-name="Comic Sans M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style:font-name="Comic Sans MS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 <text:s/></text:span><text:span text:style-name="T2">Diferencias entre JAVA y C#</text:span></text:p>
      <text:p text:style-name="P1"/>
      <text:p text:style-name="P2">En JAVA:<text:tab/><text:tab/><text:tab/><text:tab/><text:tab/><text:tab/><text:tab/><text:tab/><text:tab/></text:p>
      <text:p text:style-name="P2"/>
      <text:list xml:id="list1050258351" text:style-name="L1">
        <text:list-item>
          <text:p text:style-name="P3"><text:span text:style-name="T3">public class A → extend: (hereda de una sola clase)<text:tab/><text:tab/><text:tab/></text:span></text:p>
        </text:list-item>
      </text:list>
      <text:p text:style-name="P2"><text:tab/><text:tab/>→ implements: (las n interfaces)</text:p>
      <text:p text:style-name="P2"/>
      <text:list xml:id="list1457259084" text:style-name="L2">
        <text:list-item>
          <text:p text:style-name="P4"><text:span text:style-name="T3">private int i; (atributo privado entero)</text:span></text:p>
        </text:list-item>
      </text:list>
      <text:p text:style-name="P2"/>
      <text:list xml:id="list868323864" text:continue-numbering="true" text:style-name="L2">
        <text:list-item>
          <text:p text:style-name="P4"><text:span text:style-name="T3">public int getI(){<text:tab/>(Con un get es para que se pueda leer)</text:span></text:p>
        </text:list-item>
      </text:list>
      <text:p text:style-name="P2"><text:s text:c="12"/>return i; </text:p>
      <text:p text:style-name="P2"><text:s text:c="12"/>}<text:tab/><text:tab/><text:tab/>(Con un set se puede modificar el valor de i)</text:p>
      <text:list xml:id="list317299340" text:style-name="L3">
        <text:list-item>
          <text:p text:style-name="P5"><text:span text:style-name="T3">public void serI(int i){</text:span></text:p>
        </text:list-item>
      </text:list>
      <text:p text:style-name="P2"><text:s text:c="12"/>this.i=i; → if (i&lt;0) { this.i=i; } (por si no quieres que el valor sea negativo, con el private se puede <text:s text:c="31"/><text:tab/>}<text:tab/><text:tab/><text:tab/> <text:s text:c="9"/>hacer)</text:p>
      <text:p text:style-name="P2"/>
      <text:list xml:id="list657625107" text:style-name="L4">
        <text:list-item>
          <text:p text:style-name="P6"><text:span text:style-name="T3">A a= new A ();</text:span></text:p>
        </text:list-item>
      </text:list>
      <text:p text:style-name="Standard"><text:span text:style-name="T3"><text:tab/>a.getI(5); → para asignar 5.</text:span></text:p>
      <text:p text:style-name="Standard"><text:span text:style-name="T3"/></text:p>
      <text:list xml:id="list344029697" text:style-name="L10">
        <text:list-item>
          <text:p text:style-name="P11"><text:span text:style-name="T3">a.setI (a.getI() +1); (Para incrementar)</text:span></text:p>
        </text:list-item>
      </text:list>
      <text:p text:style-name="P2"><text:s/><text:tab/><text:tab/></text:p>
      <text:p text:style-name="P2"/>
      <text:p text:style-name="P2"/>
      <text:p text:style-name="P2"/>
      <text:p text:style-name="P2"/>
      <text:p text:style-name="P2">En C#:</text:p>
      <text:p text:style-name="P2"/>
      <text:list xml:id="list2122007813" text:style-name="L5">
        <text:list-item>
          <text:p text:style-name="P7"><text:span text:style-name="T3">public class A: → 0 o 1 clase de la que hereda</text:span></text:p>
        </text:list-item>
      </text:list>
      <text:p text:style-name="P2"><text:tab/><text:tab/>→ 0 a n interfaces.</text:p>
      <text:p text:style-name="P2"/>
      <text:list xml:id="list70390118" text:style-name="L6">
        <text:list-item>
          <text:p text:style-name="P8"><text:span text:style-name="T3">private int i</text:span><text:span text:style-name="T4">; </text:span><text:span text:style-name="T3">(se llama CAMPO) </text:span></text:p>
        </text:list-item>
      </text:list>
      <text:p text:style-name="P2"/>
      <text:list xml:id="list669165156" text:continue-numbering="true" text:style-name="L6">
        <text:list-item>
          <text:p text:style-name="P8"><text:span text:style-name="T3">public int </text:span><text:span text:style-name="T5">I</text:span><text:span text:style-name="T3"> </text:span><text:span text:style-name="T4">{</text:span><text:span text:style-name="T3"> <text:s/>(se llama PROPIEDAD) → lo publico se pone en mayúsculas.</text:span></text:p>
        </text:list-item>
      </text:list>
      <text:p text:style-name="P2"><text:tab/>get { return i; }</text:p>
      <text:list xml:id="list1774313490" text:style-name="L7">
        <text:list-item>
          <text:p text:style-name="P9"><text:span text:style-name="T3">set { i=value; } (Parametro siempre en SET)</text:span></text:p>
        </text:list-item>
      </text:list>
      <text:p text:style-name="P2"><text:s text:c="12"/>}</text:p>
      <text:p text:style-name="P2"/>
      <text:list xml:id="list1503131971" text:style-name="L8">
        <text:list-item>
          <text:p text:style-name="P10"><text:span text:style-name="T3">A a = new A();</text:span></text:p>
        </text:list-item>
      </text:list>
      <text:p text:style-name="Standard"><text:span text:style-name="T3"><text:tab/>a.I=5; (Llamada al set)</text:span></text:p>
      <text:p text:style-name="Standard"><text:span text:style-name="T3"/></text:p>
      <text:list xml:id="list1187427718" text:style-name="L12">
        <text:list-item>
          <text:p text:style-name="P12"><text:span text:style-name="T3">a.I = a.I+1; (Para incrementar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i </meta:initial-creator>
    <meta:creation-date>2014-03-10T12:19:46</meta:creation-date>
    <dc:date>2014-03-10T12:52:33</dc:date>
    <dc:creator>mati </dc:creator>
    <meta:editing-duration>PT2M26S</meta:editing-duration>
    <meta:editing-cycles>1</meta:editing-cycles>
    <meta:document-statistic meta:table-count="0" meta:image-count="0" meta:object-count="0" meta:page-count="1" meta:paragraph-count="25" meta:word-count="165" meta:character-count="920" meta:non-whitespace-character-count="657"/>
    <meta:generator>LibreOffice/3.5$Linux_x86 LibreOffice_project/350m1$Build-2</meta:generator>
  </office:meta>
</office:document-meta>
</file>